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fa9c" officeooo:paragraph-rsid="001afa9c"/>
    </style:style>
    <style:style style:name="P2" style:family="paragraph" style:parent-style-name="Standard">
      <style:paragraph-properties fo:text-align="center" style:justify-single-word="false"/>
      <style:text-properties fo:font-size="24pt" fo:font-weight="bold" officeooo:rsid="001afa9c" officeooo:paragraph-rsid="001afa9c" style:font-size-asian="24pt" style:font-weight-asian="bold" style:font-size-complex="24pt" style:font-weight-complex="bold"/>
    </style:style>
    <style:style style:name="P3" style:family="paragraph" style:parent-style-name="Standard">
      <style:text-properties officeooo:rsid="001c7c84" officeooo:paragraph-rsid="001c7c84"/>
    </style:style>
    <style:style style:name="P4" style:family="paragraph" style:parent-style-name="Standard">
      <style:text-properties officeooo:rsid="001c7c84" officeooo:paragraph-rsid="001e78cd"/>
    </style:style>
    <style:style style:name="P5" style:family="paragraph" style:parent-style-name="Standard">
      <style:text-properties officeooo:rsid="001c7c84" officeooo:paragraph-rsid="001eaa4a"/>
    </style:style>
    <style:style style:name="P6" style:family="paragraph" style:parent-style-name="Standard">
      <style:text-properties officeooo:paragraph-rsid="001c7c84"/>
    </style:style>
    <style:style style:name="P7" style:family="paragraph" style:parent-style-name="Standard">
      <style:text-properties officeooo:rsid="001ce232" officeooo:paragraph-rsid="001c7c84"/>
    </style:style>
    <style:style style:name="P8" style:family="paragraph" style:parent-style-name="Standard">
      <style:text-properties officeooo:rsid="001ce232" officeooo:paragraph-rsid="001ce232"/>
    </style:style>
    <style:style style:name="P9" style:family="paragraph" style:parent-style-name="Standard">
      <style:text-properties officeooo:rsid="001ce232" officeooo:paragraph-rsid="001e2199"/>
    </style:style>
    <style:style style:name="P10" style:family="paragraph" style:parent-style-name="Standard">
      <style:text-properties officeooo:rsid="001ce232" officeooo:paragraph-rsid="001eaa4a"/>
    </style:style>
    <style:style style:name="P11" style:family="paragraph" style:parent-style-name="Standard">
      <style:text-properties officeooo:rsid="002046dd" officeooo:paragraph-rsid="002046dd"/>
    </style:style>
    <style:style style:name="P12" style:family="paragraph" style:parent-style-name="Standard">
      <style:text-properties officeooo:rsid="00212152" officeooo:paragraph-rsid="00212152"/>
    </style:style>
    <style:style style:name="T1" style:family="text">
      <style:text-properties officeooo:rsid="001c7c84"/>
    </style:style>
    <style:style style:name="T2" style:family="text">
      <style:text-properties officeooo:rsid="001d72bc"/>
    </style:style>
    <style:style style:name="T3" style:family="text">
      <style:text-properties officeooo:rsid="002046dd"/>
    </style:style>
    <style:style style:name="T4" style:family="text">
      <style:text-properties officeooo:rsid="002255e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FOBI Instructions and Hints</text:p>
      <text:p text:style-name="P1"/>
      <text:p text:style-name="P1"/>
      <text:p text:style-name="P8">Microbit code and link to the p5 serial control in a folder on the desktop.</text:p>
      <text:p text:style-name="P9"/>
      <text:p text:style-name="P9"/>
      <text:p text:style-name="P4">Start with a demo of the robot being driven from the p5js.org page; then take the students to the laptops and have them create their own models. <text:span text:style-name="T2">If you have internet connection working, you can test the students models by typing in the letters at the end of the URL into the p5js Javascript window. I do not recommend going this far, as 10 minutes is too short.</text:span></text:p>
      <text:p text:style-name="P4"/>
      <text:p text:style-name="P10">Tom’s updown arrow model is here: <text:a xlink:type="simple" xlink:href="https://teachablemachine.withgoogle.com/models/Nm5PqxbpS/" text:style-name="Internet_20_link" text:visited-style-name="Visited_20_Internet_20_Link">https://teachablemachine.withgoogle.com/models/Nm5PqxbpS/</text:a> </text:p>
      <text:p text:style-name="P1"/>
      <text:p text:style-name="P1"/>
      <text:p text:style-name="P5"><text:a xlink:type="simple" xlink:href="https://teachablemachine.withgoogle.com/train/image" text:style-name="Internet_20_link" text:visited-style-name="Visited_20_Internet_20_Link">Image Model - Teachable Machines</text:a> </text:p>
      <text:p text:style-name="P5"><text:a xlink:type="simple" xlink:href="https://teachablemachine.withgoogle.com/train/image" text:style-name="Internet_20_link" text:visited-style-name="Visited_20_Internet_20_Link">https://teachablemachine.withgoogle.com/train/image</text:a> </text:p>
      <text:p text:style-name="P5"/>
      <text:p text:style-name="P10">DO NOT CLOSE THE TEACHABLE MACHINE WEB PAGE! Instead, use the three dots next the images to delete the images, or delete the classs, then use the plus button at the bottom to add another class (re-add the class).</text:p>
      <text:p text:style-name="P10"/>
      <text:p text:style-name="P11">Have the students click on the webcam button, hold up their hand in a fist, then press the ‘take picture’ button. They need about 50 images. If they click on the three dots, they can delete and try again.</text:p>
      <text:p text:style-name="P11">Repeat for each class.</text:p>
      <text:p text:style-name="P11">Click on the ‘Train’ button</text:p>
      <text:p text:style-name="P11">Test out their model.</text:p>
      <text:p text:style-name="P11">If you have internet connectivity, they can click on the ‘export button, then the ‘upload model’ button. This will give them a URL they can paste into the javascript editor on p5js. You need p5 serial control running. The Hackerspace computers running Windows are too slow to do both the p5js and the serial <text:s/>control.</text:p>
      <text:p text:style-name="P11"/>
      <text:p text:style-name="P11">I have white squares and permanent markers that you can make letters or arrows. I have a purple folder with letters, happy face, and smile.</text:p>
      <text:p text:style-name="P11"/>
      <text:p text:style-name="P11"/>
      <text:p text:style-name="P10"/>
      <text:p text:style-name="P1">1) if the p5 serial control will not connect, shut it down and re-open it.</text:p>
      <text:p text:style-name="P1">2) The <text:span text:style-name="T1">com port for the Microbit will not show up until you plug the Microbit in.</text:span></text:p>
      <text:p text:style-name="P6"><text:span text:style-name="T1">3) If you cannot find the web pages you need in the browser history, google “Arduino CC Microbit machine learning” </text:span><text:a xlink:type="simple" xlink:href="https://editor.p5js.org/krantas/sketches/IKUf43rB" text:style-name="Internet_20_link" text:visited-style-name="Visited_20_Internet_20_Link">p5.js Web Editor | Teachable Machine Image Recognition Serial Output (p5js.org)</text:a> <text:a xlink:type="simple" xlink:href="https://editor.p5js.org/krantas/sketches/IKUf43rB" text:style-name="Internet_20_link" text:visited-style-name="Visited_20_Internet_20_Link">https://editor.p5js.org/krantas/sketches/IKUf43rB</text:a> <text:s text:c="4"/></text:p>
      <text:p text:style-name="P5"><text:span text:style-name="T3">4</text:span>) The classes that the robot listens for are: F, L, R, B, and S: <text:span text:style-name="T3">have the students rename class 1 to ‘F’, etc.</text:span></text:p>
      <text:p text:style-name="P12">5) Teachable machine works better if y<text:span text:style-name="T4">ou fill <text:s/>the frame with hand, etc.</text:span></text:p>
      <text:p text:style-name="P5"/>
      <text:p text:style-name="P5"><text:a xlink:type="simple" xlink:href="https://microbit.hackster.io/alankrantas/use-teachable-machine-ai-to-control-anything-2ad1ee" text:style-name="Internet_20_link" text:visited-style-name="Visited_20_Internet_20_Link"/></text:p>
      <text:p text:style-name="P5"><text:a xlink:type="simple" xlink:href="https://microbit.hackster.io/alankrantas/use-teachable-machine-ai-to-control-anything-2ad1ee" text:style-name="Internet_20_link" text:visited-style-name="Visited_20_Internet_20_Link">s (hackster.io)</text:a> </text:p>
      <text:p text:style-name="P3"><text:a xlink:type="simple" xlink:href="https://microbit.hackster.io/alankrantas/use-teachable-machine-ai-to-control-anything-2ad1ee" text:style-name="Internet_20_link" text:visited-style-name="Visited_20_Internet_20_Link">https://microbit.hackster.io/alankrantas/use-teachable-machine-ai-to-control-anything-2ad1ee</text:a> </text:p>
      <text:p text:style-name="P3"/>
      <text:p text:style-name="P7"><text:soft-page-break/></text:p>
      <text:p text:style-name="P8"/>
      <text:p text:style-name="P8"/>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20T07:57:14.398000000</meta:creation-date>
    <meta:generator>LibreOffice/7.1.3.2$Windows_X86_64 LibreOffice_project/47f78053abe362b9384784d31a6e56f8511eb1c1</meta:generator>
    <dc:date>2021-08-20T08:19:26.060000000</dc:date>
    <meta:editing-duration>PT22M8S</meta:editing-duration>
    <meta:editing-cycles>10</meta:editing-cycles>
    <meta:document-statistic meta:table-count="0" meta:image-count="0" meta:object-count="0" meta:page-count="2" meta:paragraph-count="20" meta:word-count="375" meta:character-count="2278" meta:non-whitespace-character-count="1911"/>
  </office:meta>
</office:document-meta>
</file>